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ccd6" officeooo:paragraph-rsid="001dccd6"/>
    </style:style>
    <style:style style:name="P2" style:family="paragraph" style:parent-style-name="Standard">
      <style:paragraph-properties fo:text-align="center" style:justify-single-word="false"/>
      <style:text-properties fo:font-size="26pt" fo:font-weight="normal" officeooo:rsid="006eba5b" officeooo:paragraph-rsid="001dccd6" style:font-size-asian="26pt" style:font-weight-asian="normal" style:font-size-complex="2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6pt" fo:font-weight="normal" officeooo:rsid="00408255" officeooo:paragraph-rsid="001dccd6" style:font-size-asian="26pt" style:font-weight-asian="normal" style:font-size-complex="26pt" style:font-weight-complex="normal"/>
    </style:style>
    <style:style style:name="P4" style:family="paragraph" style:parent-style-name="Standard" style:list-style-name="L1">
      <style:text-properties officeooo:paragraph-rsid="001dccd6"/>
    </style:style>
    <style:style style:name="P5" style:family="paragraph" style:parent-style-name="Standard">
      <style:text-properties style:text-underline-style="solid" style:text-underline-width="auto" style:text-underline-color="font-color" officeooo:rsid="001dccd6" officeooo:paragraph-rsid="001dccd6"/>
    </style:style>
    <style:style style:name="T1" style:family="text">
      <style:text-properties officeooo:rsid="001dccd6"/>
    </style:style>
    <style:style style:name="T2" style:family="text">
      <style:text-properties officeooo:rsid="001e0a8b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</text:p>
      <text:p text:style-name="P2">MEAN</text:p>
      <text:p text:style-name="P1"/>
      <text:p text:style-name="P1"/>
      <text:p text:style-name="P1"/>
      <text:p text:style-name="P1">Pour clore le sujet, nous allons nous intéresser à la partie Front. A ce stade du projet, vous devez disposer d’un serveur de ressource proposant :</text:p>
      <text:p text:style-name="P1"/>
      <text:list xml:id="list1689477060226464192" text:style-name="L1">
        <text:list-item>
          <text:p text:style-name="P4"><text:span text:style-name="T1">de servir les documents qui se trouvent en base via une API HTTP</text:span></text:p>
        </text:list-item>
        <text:list-item>
          <text:p text:style-name="P4"><text:span text:style-name="T1">de servir les fichiers (templates, scripts et feuilles de style) qui se trouvent dans le dossier «public».</text:span></text:p>
        </text:list-item>
      </text:list>
      <text:p text:style-name="P1"/>
      <text:p text:style-name="P1">Toute la partie front de notre application se trouve dans le dossier «public» qui vous est fournie. Vous y trouverez l’ensemble des fichiers dont vous aurez besoin pour la suite de l’exercice.</text:p>
      <text:p text:style-name="P1">Vous remarquerez à la racine de ce dossier, la présence du fichier index.html qui n’est autre qu’une version modifiée du template HTML statique que nous souhaitons dynamiser, disponible à l’adresse https://getmdl.io/templates/blog/index.html. Vous noterez la série des scripts auxquels il est fait appel :</text:p>
      <text:p text:style-name="P1"/>
      <text:p text:style-name="P5">Nos dépendances</text:p>
      <text:p text:style-name="P1">angular.min.js: le framework</text:p>
      <text:p text:style-name="P1">angular-ui-router.min.js: le routeur (qui a été sorti du cœur d’angular)</text:p>
      <text:p text:style-name="P1">angular-resource.min.js: module qui fournit le service $ressource pour effectuer nos appels HTTP</text:p>
      <text:p text:style-name="P1">angular-aria.js: pour l’accessibilité (dépendance d'angular-material.js)</text:p>
      <text:p text:style-name="P1">angular-animate.js: pour lisser les transitions trop brutales (dépendance d'angular-material.js)</text:p>
      <text:p text:style-name="P1">angular-material.js: fournit les directives pour le material design</text:p>
      <text:p text:style-name="P1">angular-jwt.js: pour transmettre le token d’authentification au backend à chaque requête</text:p>
      <text:p text:style-name="P1">angular-storage.js: pour stoker le token dans le localStorage une fois authentifié.</text:p>
      <text:p text:style-name="P1"/>
      <text:p text:style-name="P5">Nos propres modules</text:p>
      <text:p text:style-name="P1"><text:span text:style-name="T3">signinup.js</text:span>: notre module d’authentification</text:p>
      <text:p text:style-name="P1"><text:span text:style-name="T3">posts.js</text:span>: le module principal qui gère les posts</text:p>
      <text:p text:style-name="P1"><text:span text:style-name="T3">app.js</text:span>: notre application</text:p>
      <text:p text:style-name="P1"/>
      <text:p text:style-name="P1">Par ailleurs, les modules posts et signinup disposent de leur fichiers de templates présents dans le dossier views: <text:span text:style-name="T3">posts.html</text:span> <text:span text:style-name="T3">post.html</text:span> et <text:span text:style-name="T3">sighinup.html</text:span>.</text:p>
      <text:p text:style-name="P1"/>
      <text:p text:style-name="P1">Votre travail consiste à décrire et à commenter ces 6 fichi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01:07:09.409448261</meta:creation-date>
    <meta:generator>LibreOffice/5.1.2.2$Linux_X86_64 LibreOffice_project/10m0$Build-2</meta:generator>
    <dc:date>2016-05-18T01:15:10.047895698</dc:date>
    <meta:editing-duration>PT8M</meta:editing-duration>
    <meta:editing-cycles>2</meta:editing-cycles>
    <meta:document-statistic meta:table-count="0" meta:image-count="0" meta:object-count="0" meta:page-count="1" meta:paragraph-count="22" meta:word-count="257" meta:character-count="1796" meta:non-whitespace-character-count="1563"/>
  </office:meta>
</office:document-meta>
</file>